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ocedimento:</text:p>
      <text:p text:style-name="Standard"/>
      <text:p text:style-name="Standard"><text:tab/>Primeiramente o experimento requer um estudo e um planejamento prévio.<text:line-break/></text:p>
      <text:p text:style-name="Standard"><text:tab/>O objetivo desse estudo além de compreensão dos fenômenos aqui observados é o planejamento de um codificador decimal para código de gray e um para o decodificador de código de gray para decimal. Finaliza-se essa etapa obtendo as expressões em álgebra booleana para cada<text:line-break/>valor decimal.</text:p>
      <text:p text:style-name="Standard"><text:tab/> Após a conclusão da etapa anterior o procedimento seguinte é esquematizar em forma de circuitos NAND as expressões booleanas .</text:p>
      <text:p text:style-name="Standard"><text:tab/></text:p>
      <text:p text:style-name="Standard"><text:tab/>Inicia-se o experimento começando pela implementação do codificador planejado anteriormente no software de simulação QUARTUS II. Gera-se uma tabela verdade através da ferramenta de simulação do QUARTUS II. Registra-se a tabela.</text:p>
      <text:p text:style-name="Standard"><text:tab/></text:p>
      <text:p text:style-name="Standard"><text:tab/>Terminado essa etapa, implementa-se o decodificador no QUARTUS II, gera-se o circuito e é preenchida a tabela verdade através de simulação.</text:p>
      <text:p text:style-name="Standard"/>
      <text:p text:style-name="Standard"/>
      <text:p text:style-name="Standard">Análise dos D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5T17:46:52.48</meta:creation-date>
    <dc:date>2013-10-25T18:01:18.69</dc:date>
    <meta:editing-duration>P0D</meta:editing-duration>
    <meta:editing-cycles>1</meta:editing-cycles>
    <meta:document-statistic meta:table-count="0" meta:image-count="0" meta:object-count="0" meta:page-count="1" meta:paragraph-count="9" meta:word-count="132" meta:character-count="885" meta:non-whitespace-character-count="751"/>
    <meta:generator>LibreOffice/3.5$Windows_x86 LibreOffice_project/7e68ba2-a744ebf-1f241b7-c506db1-7d53735</meta:generator>
  </office:meta>
</office:document-meta>
</file>